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cm"/>
    </style:style>
    <style:style style:name="co1" style:family="table-column">
      <style:table-column-properties style:column-width="3.298cm" style:use-optimal-column-width="false"/>
    </style:style>
    <style:style style:name="co2" style:family="table-column">
      <style:table-column-properties style:column-width="2.34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2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99ff66" style:repeat="repeat"/>
    </style:style>
    <style:style style:name="ce3" style:family="table-cell">
      <style:graphic-properties draw:fill="solid" draw:fill-color="#000000" style:repeat="repeat"/>
    </style:style>
    <style:style style:name="ce4" style:family="table-cell">
      <style:graphic-properties draw:fill="solid" draw:fill-color="#ffff99" style:repeat="repeat"/>
    </style:style>
    <style:style style:name="ce5" style:family="table-cell">
      <style:graphic-properties draw:fill="solid" draw:fill-color="#ff6600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0.177cm" svg:x="3.029cm" svg:y="6.8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>
                <text:p>fr_jap</text:p>
              </table:table-cell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2">
                <text:p>95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2">
                <text:p>94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2">
                <text:p>95</text:p>
              </table:table-cell>
              <table:table-cell table:style-name="ce2">
                <text:p>86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4">
                <text:p>72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4">
                <text:p>74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5">
                <text:p>65</text:p>
              </table:table-cell>
              <table:table-cell table:style-name="ce2">
                <text:p>89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2">
                <text:p>81</text:p>
              </table:table-cell>
              <table:table-cell table:style-name="ce3"/>
              <table:table-cell table:style-name="ce2">
                <text:p>93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4">
                <text:p>78</text:p>
              </table:table-cell>
              <table:table-cell table:style-name="ce3"/>
              <table:table-cell table:style-name="ce2">
                <text:p>95</text:p>
              </table:table-cell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4">
                <text:p>78</text:p>
              </table:table-cell>
              <table:table-cell table:style-name="ce2">
                <text:p>88</text:p>
              </table:table-cell>
              <table:table-cell table:style-name="ce2">
                <text:p>9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4.3cm" svg:height="3.095cm" svg:x="3.1cm" svg:y="3.605cm">
          <draw:text-box>
            <text:p text:style-name="P1"><text:span text:style-name="T1">LDA classification results with conv1 parameters with all maps, </text:span><text:span text:style-name="T2">by reducing the parameters dimension to the minimum dimension containing 80% of varia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4T10:28:01.011286678</meta:creation-date>
    <dc:date>2016-03-03T14:53:54.399779978</dc:date>
    <dc:creator>guery </dc:creator>
    <meta:editing-duration>PT1M8S</meta:editing-duration>
    <meta:editing-cycles>8</meta:editing-cycles>
    <meta:generator>LibreOffice/4.2.8.2$Linux_X86_64 LibreOffice_project/420m0$Build-2</meta:generator>
    <meta:document-statistic meta:object-count="2"/>
  </office:meta>
</office:document-meta>
</file>